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7d87d" officeooo:paragraph-rsid="0007d87d" style:font-size-asian="14pt" style:font-size-complex="14pt"/>
    </style:style>
    <style:style style:name="P2" style:family="paragraph" style:parent-style-name="Text_20_body">
      <style:text-properties fo:font-size="14pt" officeooo:rsid="0007d87d" officeooo:paragraph-rsid="000b5822" style:font-size-asian="14pt" style:font-size-complex="14pt"/>
    </style:style>
    <style:style style:name="P3" style:family="paragraph" style:parent-style-name="Text_20_body">
      <style:text-properties fo:font-size="14pt" officeooo:rsid="000b5822" officeooo:paragraph-rsid="000b5822" style:font-size-asian="14pt" style:font-size-complex="14pt"/>
    </style:style>
    <style:style style:name="P4" style:family="paragraph" style:parent-style-name="Text_20_body">
      <style:text-properties fo:font-size="14pt" officeooo:rsid="000caaed" officeooo:paragraph-rsid="000caaed" style:font-size-asian="14pt" style:font-size-complex="14pt"/>
    </style:style>
    <style:style style:name="P5" style:family="paragraph" style:parent-style-name="Text_20_body">
      <style:text-properties fo:font-size="14pt" officeooo:rsid="000f8e22" officeooo:paragraph-rsid="000f8e22" style:font-size-asian="14pt" style:font-size-complex="14pt"/>
    </style:style>
    <style:style style:name="P6" style:family="paragraph" style:parent-style-name="Text_20_body">
      <style:paragraph-properties fo:margin-top="0in" fo:margin-bottom="0.0181in" loext:contextual-spacing="false"/>
      <style:text-properties fo:font-size="14pt" officeooo:rsid="000b5822" officeooo:paragraph-rsid="000b5822" style:font-size-asian="14pt" style:font-size-complex="14pt"/>
    </style:style>
    <style:style style:name="T1" style:family="text">
      <style:text-properties officeooo:rsid="00084379"/>
    </style:style>
    <style:style style:name="T2" style:family="text">
      <style:text-properties officeooo:rsid="000b5822"/>
    </style:style>
    <style:style style:name="T3" style:family="text">
      <style:text-properties officeooo:rsid="000e029e"/>
    </style:style>
    <style:style style:name="T4" style:family="text">
      <style:text-properties officeooo:rsid="0012214e"/>
    </style:style>
    <style:style style:name="T5" style:family="text">
      <style:text-properties officeooo:rsid="00170d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deo Script</text:h>
      <text:p text:style-name="P1">Welcome to CTS2 – any upgraded version of CTS that is designed to ease the entry of calls, make information more <text:span text:style-name="T4">accessible</text:span> and to allow access using mobile devices such as tablets and smart phones.</text:p>
      <text:p text:style-name="P1">Note the new URL used to access the system. <text:s/>It is identical to the previous system except it has the number 2 <text:span text:style-name="T5">at the end</text:span>. <text:s/><text:span text:style-name="T5">From</text:span> Jan 1, 2019 and you will be redirected to the new version. <text:s/>Make sure to update your bookmark or favorite settings with this new URL.</text:p>
      <text:p text:style-name="P1">This new version also introduces the training and demonstration user id of 'jdoe' that is available to testing, training and demonstrations. <text:s/>However, be aware that all cases or <text:span text:style-name="T5">bulletin</text:span> board items added using this user id are subject to deletion at any time. <text:s/>Use your unique user id provided to you individually to access the system for day to day operational support.</text:p>
      <text:p text:style-name="P1"><text:tab/>[LOG INTO THE CTS2 SYSTEM AS jdoe]</text:p>
      <text:p text:style-name="P2">This video will provide an overview of the major functionality of the system using the scenario of a call being left on the hot line asking for an educational presentation. <text:s/></text:p>
      <text:p text:style-name="P2"><text:span text:style-name="T2">First w</text:span>e will add, update, forward the call and close it <text:span text:style-name="T1">to demonstrate each phase of the life cycle of a call.</text:span></text:p>
      <text:p text:style-name="P3">After that we will discuss the email options available.</text:p>
      <text:p text:style-name="P6">[DISCUSS EACH ITEM OF THE CALLS MENU]</text:p>
      <text:p text:style-name="P6">[ADD NEW CALL]</text:p>
      <text:p text:style-name="P6">[COMPLETE CALL RECORD]</text:p>
      <text:p text:style-name="P6">[LIST MY OPEN CALLS]</text:p>
      <text:p text:style-name="P6">[LIST MY CLOSED CALLS]</text:p>
      <text:p text:style-name="P6">[LIST ALL OPEN CALLS]</text:p>
      <text:p text:style-name="P6">[CLOSE CALL RECORD/USING FAST CLOSE]</text:p>
      <text:p text:style-name="P5">[DISCUSS THE USE OF THE EMAIL ICONS]</text:p>
      <text:p text:style-name="P4">Hopefully this has provided a brief overview of the major functionality regarding entry and <text:span text:style-name="T3">maintenance</text:span> of call records. <text:s/>Other items on the main menu are also available but their use should be very straight forward and intuitive.</text:p>
      <text:p text:style-name="P4">Thank you for your atten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1:14:33.507318423</meta:creation-date>
    <dc:title>default</dc:title>
    <meta:editing-duration>PT6H33M2S</meta:editing-duration>
    <meta:editing-cycles>10</meta:editing-cycles>
    <meta:generator>LibreOffice/6.0.6.2$Linux_X86_64 LibreOffice_project/00m0$Build-2</meta:generator>
    <meta:initial-creator>Dave Klinzman</meta:initial-creator>
    <dc:date>2018-12-05T13:03:30.068744398</dc:date>
    <dc:creator>Dave Klinzman</dc:creator>
    <meta:printed-by>Dave Klinzman</meta:printed-by>
    <meta:print-date>2018-12-05T13:02:33.795478322</meta:print-date>
    <meta:document-statistic meta:table-count="0" meta:image-count="0" meta:object-count="0" meta:page-count="1" meta:paragraph-count="18" meta:word-count="296" meta:character-count="1685" meta:non-whitespace-character-count="1397"/>
    <meta:template xlink:type="simple" xlink:actuate="onRequest" xlink:title="default" xlink:href="../../.config/libreoffice/4/user/template/default.ott" meta:date="2018-08-03T11:14:24.357319800"/>
  </office:meta>
</office:document-meta>
</file>